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679cm" style:rel-column-width="5957*"/>
    </style:style>
    <style:style style:name="Table1.K" style:family="table-column">
      <style:table-column-properties style:column-width="1.681cm" style:rel-column-width="5965*"/>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1">
      <style:paragraph-properties>
        <style:tab-stops>
          <style:tab-stop style:position="18.466cm" style:type="right"/>
        </style:tab-stops>
      </style:paragraph-properties>
    </style:style>
    <style:style style:name="P17" style:family="paragraph" style:parent-style-name="Contents_20_2">
      <style:paragraph-properties>
        <style:tab-stops>
          <style:tab-stop style:position="17.967cm" style:type="right"/>
        </style:tab-stops>
      </style:paragraph-properties>
    </style:style>
    <style:style style:name="P18" style:family="paragraph" style:parent-style-name="Contents_20_Heading">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text-properties style:font-name="Times New Roman1" style:font-name-asian="Times New Roman1" style:font-name-complex="Times New Roman1"/>
    </style:style>
    <style:style style:name="P2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23" style:family="paragraph" style:parent-style-name="Text_20_body" style:list-style-name="L36">
      <style:paragraph-properties fo:text-align="center" style:justify-single-word="false"/>
      <style:text-properties style:font-name="Times New Roman1" style:font-name-asian="Times New Roman1" style:font-name-complex="Times New Roman1"/>
    </style:style>
    <style:style style:name="P24" style:family="paragraph" style:parent-style-name="Text_20_body" style:list-style-name="L50">
      <style:paragraph-properties fo:text-align="center" style:justify-single-word="false"/>
      <style:text-properties style:font-name="Times New Roman1" style:font-name-asian="Times New Roman1" style:font-name-complex="Times New Roman1"/>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48"/>
    <style:style style:name="P70" style:family="paragraph" style:parent-style-name="Text_20_body" style:list-style-name="L49"/>
    <style:style style:name="P71" style:family="paragraph" style:parent-style-name="Text_20_body" style:list-style-name="L50"/>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3"/>
    <style:style style:name="P75" style:family="paragraph" style:parent-style-name="Text_20_body" style:list-style-name="L54"/>
    <style:style style:name="P76" style:family="paragraph" style:parent-style-name="Heading_20_1">
      <style:text-properties fo:language="en" fo:country="US"/>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5. April 2012</text:modification-date> (revision <text:editing-cycles>27</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8">Content</text:p>
          </text:index-title>
          <text:p text:style-name="P16"><text:a xlink:type="simple" xlink:href="#__RefHeading__422_764414512" text:style-name="Internet_20_link" text:visited-style-name="Internet_20_link">1 Philosophy</text:a><text:tab/>3</text:p>
          <text:p text:style-name="P17">1.1 Strategies<text:tab/>4</text:p>
          <text:p text:style-name="P16"><text:a xlink:type="simple" xlink:href="#__RefHeading__450_1211285317" text:style-name="Internet_20_link" text:visited-style-name="Internet_20_link">2 Settings</text:a><text:tab/>5</text:p>
          <text:p text:style-name="P17">2.1 General settings<text:tab/>5</text:p>
          <text:p text:style-name="P17">2.2 Victory conditions<text:tab/>5</text:p>
          <text:p text:style-name="P17">2.3 Nations<text:tab/>5</text:p>
          <text:p text:style-name="P16"><text:a xlink:type="simple" xlink:href="#__RefHeading__320_1489308464" text:style-name="Internet_20_link" text:visited-style-name="Internet_20_link">3 Diplomacy</text:a><text:tab/>6</text:p>
          <text:p text:style-name="P17">3.1 Goals<text:tab/>6</text:p>
          <text:p text:style-name="P17">3.2 Minor Nations<text:tab/>6</text:p>
          <text:p text:style-name="P16"><text:a xlink:type="simple" xlink:href="#__RefHeading__322_1489308464" text:style-name="Internet_20_link" text:visited-style-name="Internet_20_link">4 Research</text:a><text:tab/>8</text:p>
          <text:p text:style-name="P17">4.1 Exploration<text:tab/>8</text:p>
          <text:p text:style-name="P16"><text:a xlink:type="simple" xlink:href="#__RefHeading__324_1489308464" text:style-name="Internet_20_link" text:visited-style-name="Internet_20_link">5 Economics</text:a><text:tab/>9</text:p>
          <text:p text:style-name="P17">5.1 Trade and Consumption Flow<text:tab/>9</text:p>
          <text:p text:style-name="P17">5.2 Improve relation to other nations by economic means<text:tab/>9</text:p>
          <text:p text:style-name="P16"><text:a xlink:type="simple" xlink:href="#__RefHeading__326_1489308464" text:style-name="Internet_20_link" text:visited-style-name="Internet_20_link">6 Industry and Infrastructure</text:a><text:tab/>10</text:p>
          <text:p text:style-name="P17">6.1 Worker pool<text:tab/>10</text:p>
          <text:p text:style-name="P17">6.2 Resources<text:tab/>10</text:p>
          <text:p text:style-name="P17">6.3 Production<text:tab/>10</text:p>
          <text:p text:style-name="P17">6.4 Trade<text:tab/>11</text:p>
          <text:p text:style-name="P17">6.5 Promotion of workers<text:tab/>11</text:p>
          <text:p text:style-name="P16"><text:a xlink:type="simple" xlink:href="#__RefHeading__328_1489308464" text:style-name="Internet_20_link" text:visited-style-name="Internet_20_link">7 Military</text:a><text:tab/>12</text:p>
          <text:p text:style-name="P17">7.1 Units<text:tab/>12</text:p>
          <text:p text:style-name="P17">7.2 Base unit property values<text:tab/>14</text:p>
          <text:p text:style-name="P17">7.3 Combat<text:tab/>14</text:p>
          <text:p text:style-name="P17">7.4 Navy<text:tab/>14</text:p>
          <text:p text:style-name="P16"><text:a xlink:type="simple" xlink:href="#__RefHeading__456_764414512" text:style-name="Internet_20_link" text:visited-style-name="Internet_20_link">8 Statistics</text:a><text:tab/>16</text:p>
          <text:p text:style-name="P16"><text:a xlink:type="simple" xlink:href="#__RefHeading__330_1489308464" text:style-name="Internet_20_link" text:visited-style-name="Internet_20_link">9 Artificial Intelligence</text:a><text:tab/>17</text:p>
          <text:p text:style-name="P17">9.1 Requirements<text:tab/>17</text:p>
          <text:p text:style-name="P16"><text:a xlink:type="simple" xlink:href="#__RefHeading__403_764414512" text:style-name="Internet_20_link" text:visited-style-name="Internet_20_link">10 Open Questions</text:a><text:tab/>18</text:p>
          <text:p text:style-name="P16"><text:a xlink:type="simple" xlink:href="#__RefHeading__332_1489308464" text:style-name="Internet_20_link" text:visited-style-name="Internet_20_link">11 User interface</text:a><text:tab/>19</text:p>
          <text:p text:style-name="P17">11.1 Start screen<text:tab/>19</text:p>
          <text:p text:style-name="P17">11.2 Main map screen<text:tab/>20</text:p>
          <text:p text:style-name="P17">11.3 Minor<text:tab/>20</text:p>
          <text:p text:style-name="P16"><text:a xlink:type="simple" xlink:href="#__RefHeading__405_764414512" text:style-name="Internet_20_link" text:visited-style-name="Internet_20_link">12 Programmers Guide</text:a><text:tab/>21</text:p>
          <text:p text:style-name="P17">12.1 Coding standards<text:tab/>21</text:p>
          <text:p text:style-name="P17">12.2 Load and Save<text:tab/>21</text:p>
          <text:p text:style-name="P17">12.3 Scenarios<text:tab/>21</text:p>
          <text:p text:style-name="P17">12.4 Third party libraries<text:tab/>22</text:p>
          <text:p text:style-name="P17">12.5 Similar projects<text:tab/>22</text:p>
          <text:p text:style-name="P16"><text:a xlink:type="simple" xlink:href="#__RefHeading__789_973947889" text:style-name="Internet_20_link" text:visited-style-name="Internet_20_link">13 RoadMap</text:a><text:tab/>24</text:p>
          <text:p text:style-name="P17">13.1 Design phase<text:tab/>24</text:p>
          <text:p text:style-name="P17">13.2 Version 0.1<text:tab/>24</text:p>
          <text:p text:style-name="P16"><text:a xlink:type="simple" xlink:href="#__RefHeading__424_764414512" text:style-name="Internet_20_link" text:visited-style-name="Internet_20_link">14 Design Generalization</text:a><text:tab/>25</text:p>
          <text:p text:style-name="P17">14.1 Possible abstractions<text:tab/>25</text:p>
          <text:p text:style-name="P16"><text:a xlink:type="simple" xlink:href="#__RefHeading__426_764414512" text:style-name="Internet_20_link" text:visited-style-name="Internet_20_link">15 Original Imperialism</text:a><text:tab/>26</text:p>
          <text:p text:style-name="P17">15.1 Design<text:tab/>26</text:p>
          <text:p text:style-name="P17">15.2 Strengths and Shortfalls<text:tab/>30</text:p>
          <text:p text:style-name="P16"><text:a xlink:type="simple" xlink:href="#__RefHeading__1644_2086626998" text:style-name="Internet_20_link" text:visited-style-name="Internet_20_link">16 Credits</text:a><text:tab/>31</text:p>
        </text:index-body>
      </text:table-of-content>
      <text:p text:style-name="P5"/>
      <text:h text:style-name="P78"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
      <text:h text:style-name="Heading_20_2" text:outline-level="2"><text:soft-page-break/>Strategies</text:h>
      <text:p text:style-name="Text_20_body"/>
      <text:p text:style-name="Text_20_body">In a strategy game one has to balance different goals, sacrifiz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41626107" text:style-name="L1">
        <text:list-item>
          <text:p text:style-name="P19">Either expand your military now and conquer something or improve your infrastructure and industrial base to support higher military later.</text:p>
        </text:list-item>
        <text:list-item>
          <text:p text:style-name="P19">Either sell goods now where they give the highest profit or dominate specific markets and ensure political influence in these regions.</text:p>
        </text:list-item>
        <text:list-item>
          <text:p text:style-name="P19">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P13">›››•‹‹‹</text:p>
      <text:h text:style-name="P78"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1639650" text:style-name="L2">
        <text:list-item>
          <text:p text:style-name="P20">4 turns per year (the seasons), earliest start 1814, end 1914 (~400 turns) </text:p>
        </text:list-item>
      </text:list>
      <text:p text:style-name="Text_20_body"/>
      <text:p text:style-name="P12">›•‹</text:p>
      <text:h text:style-name="Heading_20_2" text:outline-level="2">Victory conditions</text:h>
      <text:p text:style-name="P11"/>
      <text:list xml:id="list41642203" text:style-name="L3">
        <text:list-item>
          <text:p text:style-name="P21">Military victory: 66% of provinces conquered</text:p>
        </text:list-item>
        <text:list-item>
          <text:p text:style-name="P21">Diplomatic victory: 66% of votes in governor council</text:p>
        </text:list-item>
        <text:list-item>
          <text:p text:style-name="P21">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3653595" text:style-name="L54">
        <text:list-item>
          <text:p text:style-name="P75">Jungle, Desert, Plain, <text:s/>Scrub Forest, Forest, Hills, Mountains, Tundra</text:p>
        </text:list-item>
        <text:list-item>
          <text:p text:style-name="P75">They are not all different. Mostly just allow different resources.</text:p>
        </text:list-item>
        <text:list-item>
          <text:p text:style-name="P75">They should come in different flavors (graphical representations) to allow scenarios all over the world.</text:p>
        </text:list-item>
      </text:list>
      <text:p text:style-name="P12">›››•‹‹‹</text:p>
      <text:h text:style-name="P77"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1645721" text:style-name="L4">
        <text:list-item>
          <text:p text:style-name="P25">Open up new markets to make more profit</text:p>
        </text:list-item>
        <text:list-item>
          <text:p text:style-name="P25">Win the friendship of minor nations and invite them to your empire (need to defend them)</text:p>
        </text:list-item>
        <text:list-item>
          <text:p text:style-name="P25">Declare war and seek peace (peace with fixed 5/10 years period)</text:p>
        </text:list-item>
        <text:list-item>
          <text:p text:style-name="P25">Seek reassurance through non-aggression treaties</text:p>
        </text:list-item>
        <text:list-item>
          <text:p text:style-name="P25">Seek alliances (common goals) against leaders with long duration and not terminable (or only against really high fee), they have a fixed goal (war in X year, at least Y % of territory gained, loss compensation)</text:p>
        </text:list-item>
        <text:list-item>
          <text:p text:style-name="P25">Just influence nations (just offer money?)</text:p>
        </text:list-item>
        <text:list-item>
          <text:p text:style-name="P25">Bully others around </text:p>
        </text:list-item>
        <text:list-item>
          <text:p text:style-name="P25">Treaties with fixed duration (10 years or at least 5 years with 2 years cancellation time)</text:p>
        </text:list-item>
        <text:list-item>
          <text:p text:style-name="P25">War declaration could also need time (2 turns, but gives right to first strike)</text:p>
        </text:list-item>
        <text:list-item>
          <text:p text:style-name="P25">Gold is not everything: you can influence your partners by money but only a bit, sometimes they won't do it, not for all the gold in the world</text:p>
        </text:list-item>
        <text:list-item>
          <text:p text:style-name="P25">No new treaty is allowed to contradict earlier contracts (not even potentially only) - there in the design treaties with fixed duration is preferred</text:p>
        </text:list-item>
        <text:list-item>
          <text:p text:style-name="P25">It should be clear how each diplomatic action will influence the relations in a quantitative way.</text:p>
          <text:p text:style-name="P25"/>
        </text:list-item>
      </text:list>
      <text:p text:style-name="P12">›•‹</text:p>
      <text:h text:style-name="Heading_20_2" text:outline-level="2">Alliances</text:h>
      <text:p text:style-name="Text_20_body"/>
      <text:list xml:id="list43420705" text:style-name="L52">
        <text:list-item>
          <text:p text:style-name="P73">Must have similar interests/goals</text:p>
        </text:list-item>
        <text:list-item>
          <text:p text:style-name="P73">Similar benefits (monetary compensation possible)</text:p>
        </text:list-item>
        <text:list-item>
          <text:p text:style-name="P73">Trust (from history) </text:p>
        </text:list-item>
      </text:list>
      <text:h text:style-name="Heading_20_2" text:outline-level="2"><text:soft-page-break/>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1621851" text:style-name="L5">
        <text:list-item>
          <text:p text:style-name="P26">improve when extending their infrastructure</text:p>
        </text:list-item>
        <text:list-item>
          <text:p text:style-name="P26">improve when trading (effectively not only offering)</text:p>
        </text:list-item>
        <text:list-item>
          <text:p text:style-name="P26">improve upon fulfillment of wishes, being useful for them</text:p>
        </text:list-item>
        <text:list-item>
          <text:p text:style-name="P26">improve for treaties like a peace treaty and keeping them</text:p>
        </text:list-item>
        <text:list-item>
          <text:p text:style-name="P26">worsen if military is large enough and common border or many ships </text:p>
          <text:p text:style-name="P26"/>
        </text:list-item>
      </text:list>
      <text:p text:style-name="Textkörper_20_Bold">Peaceful assimilation</text:p>
      <text:list xml:id="list41623637" text:style-name="L6">
        <text:list-item>
          <text:p text:style-name="P27">Relation must be very good over a long history (maybe additive for whole history = trust) by trade or diplomacy</text:p>
        </text:list-item>
        <text:list-item>
          <text:p text:style-name="P27">No immediate threat: long running peace treaty or far away</text:p>
        </text:list-item>
        <text:list-item>
          <text:p text:style-name="P27">How peaceful you were in general, they like peaceful and cultural (large culture rating) nations</text:p>
        </text:list-item>
        <text:list-item>
          <text:p text:style-name="P27">Become status of close friend (public visible)</text:p>
        </text:list-item>
        <text:list-item>
          <text:p text:style-name="P27">Have a strong enough military, they feel attracted to very powerful nations, however first repelled</text:p>
        </text:list-item>
        <text:list-item>
          <text:p text:style-name="P27">Defend upon aggression of others, a threat by another nations give a big boost</text:p>
        </text:list-item>
        <text:list-item>
          <text:p text:style-name="P27">Trade and fulfill all demands wishes</text:p>
        </text:list-item>
        <text:list-item>
          <text:p text:style-name="P27">Buy any excess exports</text:p>
        </text:list-item>
        <text:list-item>
          <text:p text:style-name="P27">After certain time is gone -&gt; assimilation festivities</text:p>
        </text:list-item>
        <text:list-item>
          <text:p text:style-name="P27">Secrete turnaround should be possible to pursue (not see with whom they trade maybe?) </text:p>
        </text:list-item>
        <text:list-item>
          <text:p text:style-name="P27">They could have special abilities (military, cultural, economic) that they give you, when you assimilate them.</text:p>
        </text:list-item>
        <text:list-item>
          <text:p text:style-name="P27">Invasion of new territory after assimilation should take some time.</text:p>
          <text:p text:style-name="P27"/>
        </text:list-item>
      </text:list>
      <text:p text:style-name="P12">›››•‹‹‹</text:p>
      <text:h text:style-name="P77" text:outline-level="1"><text:bookmark text:name="__RefHeading__322_1489308464"/>Research<text:bookmark-end text:name="__RefHeading__322_1489308464"/></text:h>
      <text:p text:style-name="Text_20_body"/>
      <text:list xml:id="list41649179" text:style-name="L7">
        <text:list-item>
          <text:p text:style-name="P28">Only minor aspect of the game, not too much concentration 10% of working force should be enough</text:p>
        </text:list-item>
        <text:list-item>
          <text:p text:style-name="P28">A chained map of researchable technologies as in Civilization</text:p>
        </text:list-item>
        <text:list-item>
          <text:p text:style-name="P28">Scientists can either explore country</text:p>
        </text:list-item>
        <text:list-item>
          <text:p text:style-name="P28">Different independent strands: economical strand, militaristic strand, cultural (technological strand)? </text:p>
        </text:list-item>
        <text:list-item>
          <text:p text:style-name="P28">Typical militaristic techs: More ground experience, kind of refueling after battle, higher morale</text:p>
        </text:list-item>
        <text:list-item>
          <text:p text:style-name="P28">Typical economical techs: Higher taxes, ...</text:p>
        </text:list-item>
        <text:list-item>
          <text:p text:style-name="P28">Typical cultural techs: Higher tech efficiency, higher cultural ranking, more diplomatic influence </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P12">›››•‹‹‹</text:p>
      <text:h text:style-name="P77" text:outline-level="1"><text:bookmark text:name="__RefHeading__324_1489308464"/>Economics<text:bookmark-end text:name="__RefHeading__324_1489308464"/></text:h>
      <text:p text:style-name="Textkörper_20_Bold">Key ideas</text:p>
      <text:list xml:id="list41638752" text:style-name="L8">
        <text:list-item>
          <text:p text:style-name="P29">Every province has a fixed demand which can be modified by improvements.</text:p>
        </text:list-item>
        <text:list-item>
          <text:p text:style-name="P29">This demand might also increase with time or with national industrialization.</text:p>
        </text:list-item>
        <text:list-item>
          <text:p text:style-name="P29">Prioritize trading by set floor on price or maximum subventions.</text:p>
        </text:list-item>
      </text:list>
      <text:p text:style-name="Text_20_body"/>
      <text:p text:style-name="Textkörper_20_Bold">Why trading at all, isn't the home market enough?</text:p>
      <text:list xml:id="list42423620" text:style-name="L51">
        <text:list-item>
          <text:p text:style-name="P72">In real world answer would be specialization, i.e. you cannot be perfect in all sectors. We try to mimick this by making productivity gains in each sector important but expensive.</text:p>
        </text:list-item>
        <text:list-item>
          <text:p text:style-name="P72">Also you might lack resources.</text:p>
        </text:list-item>
        <text:list-item>
          <text:p text:style-name="P72">You gain diplomatic influence on AI nations.</text:p>
        </text:list-item>
      </text:list>
      <text:h text:style-name="Heading_20_2" text:outline-level="2">Trade and Consumption Flow</text:h>
      <text:p text:style-name="Text_20_body"/>
      <text:list xml:id="list41633730" text:style-name="L9">
        <text:list-item>
          <text:p text:style-name="P30">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0">They produce more than they consume (otherwise it would be kind of meaningless, wouldn't it), so we can export the excess.</text:p>
        </text:list-item>
        <text:list-item>
          <text:p text:style-name="P30">For export/trade we should specify the target nations and what amount we want to keep in store for later. The actual transactions are then made in a clever automatic way by the program.</text:p>
        </text:list-item>
        <text:list-item>
          <text:p text:style-name="P30">If for some reason the global demand for food and luxury items cannot be fulfilled then starvation or reduced productivity will follow.</text:p>
        </text:list-item>
        <text:list-item>
          <text:p text:style-name="P30">Basically the productivity will increase ever more in the game, giving rise to an ever greater army or other things.</text:p>
        </text:list-item>
        <text:list-item>
          <text:p text:style-name="P30">The demand of minor nation is slowly increasing with time, higher if the infrastructure is increased.</text:p>
        </text:list-item>
        <text:list-item>
          <text:p text:style-name="P30">Export-subventions or priority lists (for import, export) or diplomatic trade limit treaties (only import x tons, export y tons...) might all be legitimate means to dominate a minor nation. </text:p>
        </text:list-item>
        <text:list-item>
          <text:p text:style-name="P30">If trade network is limiting than just part of the trade is not carried out. But we do not want this to be too bad. It should come to effect slowly.</text:p>
        </text:list-item>
      </text:list>
      <text:p text:style-name="Text_20_body"/>
      <text:p text:style-name="P12">›•‹</text:p>
      <text:h text:style-name="Heading_20_2" text:outline-level="2">Improve relation to other nations by economic means</text:h>
      <text:p text:style-name="Text_20_body"/>
      <text:list xml:id="list41647679" text:style-name="L10">
        <text:list-item>
          <text:p text:style-name="P31">Make them favored trade partner</text:p>
        </text:list-item>
        <text:list-item>
          <text:p text:style-name="P31">Help them with their infrastructure (also increases their export)</text:p>
        </text:list-item>
        <text:list-item>
          <text:p text:style-name="P31">Peace Treaty (with fixed cancellation period)</text:p>
        </text:list-item>
        <text:list-item>
          <text:p text:style-name="P31">Give discount to some products (specific for each product up to 50%)</text:p>
        </text:list-item>
        <text:list-item>
          <text:p text:style-name="P31"><text:soft-page-break/>Finance friendly organizations</text:p>
        </text:list-item>
        <text:list-item>
          <text:p text:style-name="P31">Fulfill wishes of them </text:p>
        </text:list-item>
      </text:list>
      <text:p text:style-name="P12">›››•‹‹‹</text:p>
      <text:h text:style-name="P77"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1627980" text:style-name="L11">
        <text:list-item>
          <text:p text:style-name="P32">Unskilled workers (can work in factories, need food, basic type)</text:p>
        </text:list-item>
        <text:list-item>
          <text:p text:style-name="P32">Skilled workers (can work in factories, need food and money, more efficient)</text:p>
        </text:list-item>
        <text:list-item>
          <text:p text:style-name="P32">Scientists (can work in college or university, explore new technology)</text:p>
        </text:list-item>
        <text:list-item>
          <text:p text:style-name="P32">Engineers (can improve the country, your own, also minor nations) </text:p>
        </text:list-item>
        <text:list-item>
          <text:p text:style-name="P32">Trained military (go to military soldier pool, aka reserve)</text:p>
        </text:list-item>
      </text:list>
      <text:p text:style-name="Text_20_body"/>
      <text:p text:style-name="P12">›•‹</text:p>
      <text:h text:style-name="Heading_20_2" text:outline-level="2">Resources</text:h>
      <text:list xml:id="list41646152" text:style-name="L12">
        <text:list-item>
          <text:p text:style-name="P33">Wood, Coal, Ore, Oil - heavy</text:p>
        </text:list-item>
        <text:list-item>
          <text:p text:style-name="P33">Fish, Grain, Fruits, Meat - food</text:p>
        </text:list-item>
        <text:list-item>
          <text:p text:style-name="P33">Sheep/Cotton – cloth (Wool/cotton = same symbol)</text:p>
        </text:list-item>
        <text:list-item>
          <text:p text:style-name="P33">Silver - money </text:p>
        </text:list-item>
      </text:list>
      <text:p text:style-name="Text_20_body"/>
      <text:p text:style-name="Text_20_body">Note:</text:p>
      <text:list xml:id="list41621475" text:style-name="L13">
        <text:list-item>
          <text:p text:style-name="P34">Except fish, everything has to be developed by an engineer</text:p>
        </text:list-item>
        <text:list-item>
          <text:p text:style-name="P34">Everything can be developed at most up to third level</text:p>
        </text:list-item>
        <text:list-item>
          <text:p text:style-name="P34">Everything must be connected by rail (or fish by lighthouse) in at least a neighboring map tile </text:p>
        </text:list-item>
        <text:list-item>
          <text:p text:style-name="P34">Improvements can be destroyed for free (not needing any engineer). However it will take time (at least two turns) and will only be effective if the province wasn't captured to prevent scorched earth tactics).</text:p>
        </text:list-item>
        <text:list-item>
          <text:p text:style-name="P34">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41639063" text:style-name="L14">
        <text:list-item>
          <text:p text:style-name="P35">wood to wood</text:p>
        </text:list-item>
        <text:list-item>
          <text:p text:style-name="P35">coal to coal</text:p>
        </text:list-item>
        <text:list-item>
          <text:p text:style-name="P35">ore to ore</text:p>
        </text:list-item>
        <text:list-item>
          <text:p text:style-name="P35">oil to oil</text:p>
        </text:list-item>
        <text:list-item>
          <text:p text:style-name="P35">grain to grain (side dish)</text:p>
        </text:list-item>
        <text:list-item>
          <text:p text:style-name="P35">fish, fruits, meat to meat (main dish)</text:p>
        </text:list-item>
        <text:list-item>
          <text:p text:style-name="P35">sheep, cotton to wool</text:p>
        </text:list-item>
        <text:list-item>
          <text:p text:style-name="P35">silver to money </text:p>
        </text:list-item>
      </text:list>
      <text:p text:style-name="Text_20_body"/>
      <text:p text:style-name="Textkörper_20_Bold">Raw material to advanced material</text:p>
      <text:list xml:id="list41640032" text:style-name="L15">
        <text:list-item>
          <text:p text:style-name="P36">Paper mill: 2 wood to 1 timber, 2 wood to 1 paper</text:p>
        </text:list-item>
        <text:list-item>
          <text:p text:style-name="P36">Furniture...</text:p>
        </text:list-item>
        <text:list-item>
          <text:p text:style-name="P36">Steel mill: 1 ore + 1 coal to 1 steel</text:p>
        </text:list-item>
        <text:list-item>
          <text:p text:style-name="P36">Tool factory: 2 steel to 1 tool, 2 steel to 1 weapon</text:p>
        </text:list-item>
        <text:list-item>
          <text:p text:style-name="P36">Spinning factory: 2 wool to 1 cloth</text:p>
        </text:list-item>
        <text:list-item>
          <text:p text:style-name="P36">Clothing factory: 2 cloth to 1 garment</text:p>
        </text:list-item>
        <text:list-item>
          <text:p text:style-name="P36">Cannery: 1 grain + 1 meat to 1 can of food</text:p>
        </text:list-item>
        <text:list-item>
          <text:p text:style-name="P36">Refinery: 2 oil to 1 fuel</text:p>
        </text:list-item>
        <text:list-item>
          <text:p text:style-name="P36">Power plant: 2 fuel to 1 power</text:p>
        </text:list-item>
        <text:list-item>
          <text:p text:style-name="P36">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1642509" text:style-name="L16">
        <text:list-item>
          <text:p text:style-name="P37">Wood, Ore, Coal, Wool/Cotton, Oil are basic</text:p>
        </text:list-item>
        <text:list-item>
          <text:p text:style-name="P37">The rest is advanced</text:p>
          <text:p text:style-name="P37"/>
        </text:list-item>
      </text:list>
      <text:p text:style-name="P12">›•‹</text:p>
      <text:h text:style-name="Heading_20_2" text:outline-level="2"><text:soft-page-break/>Promotion of workers</text:h>
      <text:p text:style-name="Text_20_body"/>
      <text:list xml:id="list41627104" text:style-name="L17">
        <text:list-item>
          <text:p text:style-name="P38">Paper + unskilled worker = skilled Worker</text:p>
        </text:list-item>
        <text:list-item>
          <text:p text:style-name="P38">Paper + skilled worker + garment + furniture = expert worker</text:p>
        </text:list-item>
        <text:list-item>
          <text:p text:style-name="P38">Paper + skilled worker + garment + furniture + tool = scientist or engineer</text:p>
        </text:list-item>
        <text:list-item>
          <text:p text:style-name="P38">Paper + skilled worker + garment + furniture + weapon = soldier in reserve</text:p>
        </text:list-item>
      </text:list>
      <text:p text:style-name="Text_20_body">maybe also money in each case</text:p>
      <text:p text:style-name="P12">›››•‹‹‹</text:p>
      <text:h text:style-name="P77"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1623560" text:style-name="L18">
        <text:list-item>
          <text:p text:style-name="P39">A strong military needs a strong industrial base for large upkeep</text:p>
        </text:list-item>
        <text:list-item>
          <text:p text:style-name="P39">It can be either defensively or offensively aligned</text:p>
        </text:list-item>
        <text:list-item>
          <text:p text:style-name="P39">Battles can take more than a turn, delaying action and allowing reinforcement.</text:p>
        </text:list-item>
        <text:list-item>
          <text:p text:style-name="P39">Healing is not for free.</text:p>
        </text:list-item>
        <text:list-item>
          <text:p text:style-name="P39">Battles are carried out on a detailed hex map and can take several turns per game turn. <text:s/>Panzer General like feeling.</text:p>
        </text:list-item>
        <text:list-item>
          <text:p text:style-name="P39">Terrain is determined by defending province (and specific for each)</text:p>
        </text:list-item>
        <text:list-item>
          <text:p text:style-name="P39">Maybe add training time (cheap units, short training time, long units, large training time)</text:p>
        </text:list-item>
        <text:list-item>
          <text:p text:style-name="P39">Fortification should be expensive and less useful, so artillery orgies are not necessary.</text:p>
          <text:p text:style-name="P39"/>
        </text:list-item>
      </text:list>
      <text:p text:style-name="P12">›•‹</text:p>
      <text:h text:style-name="Heading_20_2" text:outline-level="2">Units</text:h>
      <text:p text:style-name="Text_20_body"/>
      <text:p text:style-name="Textkörper_20_Bold">4 types of units</text:p>
      <text:list xml:id="list41627680" text:style-name="L19">
        <text:list-item>
          <text:p text:style-name="P40">Infantry units (good in defense and city attack and cheap, not too strong, short distance, slow)</text:p>
        </text:list-item>
        <text:list-item>
          <text:p text:style-name="P40">Artillery units (distance attack, weak defense, slow)</text:p>
        </text:list-item>
        <text:list-item>
          <text:p text:style-name="P40">Cavalry units (fast, strong, expensive, weak against cities)</text:p>
        </text:list-item>
        <text:list-item>
          <text:p text:style-name="P40">Officers (only one per army, increase moral and attack of surrounding units) </text:p>
        </text:list-item>
        <text:list-item>
          <text:p text:style-name="P40">Artillery effective against infantry, Infantry effective against cavalry or in defense, Cavalry effective againt artillery</text:p>
        </text:list-item>
      </text:list>
      <text:p text:style-name="Text_20_body"/>
      <text:p text:style-name="Textkörper_20_Bold">Properties</text:p>
      <text:list xml:id="list41627107" text:style-name="L20">
        <text:list-item>
          <text:p text:style-name="P41">Attack strength (integer number 0-20)</text:p>
        </text:list-item>
        <text:list-item>
          <text:p text:style-name="P41">Strength (percentage 0-100%)</text:p>
        </text:list-item>
        <text:list-item>
          <text:p text:style-name="P41">Range (integer number 1-5)</text:p>
        </text:list-item>
        <text:list-item>
          <text:p text:style-name="P41">Movement (integer number 1-10)</text:p>
        </text:list-item>
        <text:list-item>
          <text:p text:style-name="P41">Morale (percentage 0-100%)</text:p>
        </text:list-item>
        <text:list-item>
          <text:p text:style-name="P41">Creating cost ($)</text:p>
        </text:list-item>
        <text:list-item>
          <text:p text:style-name="P41">Upkeep ($) </text:p>
        </text:list-item>
      </text:list>
      <text:p text:style-name="Text_20_body"/>
      <text:p text:style-name="Textkörper_20_Bold"><text:soft-page-break/>Production</text:p>
      <text:list xml:id="list41633131" text:style-name="L21">
        <text:list-item>
          <text:p text:style-name="P42">Will take a certain time (so you have to plan ahead)</text:p>
        </text:list-item>
        <text:list-item>
          <text:p text:style-name="P42">Take from soldier pool </text:p>
        </text:list-item>
      </text:list>
      <text:p text:style-name="Text_20_body"/>
      <text:p text:style-name="Textkörper_20_Bold">Actions</text:p>
      <text:list xml:id="list41630603" text:style-name="L22">
        <text:list-item>
          <text:p text:style-name="P43">Move and/or attack. Attack ends movement.</text:p>
        </text:list-item>
        <text:list-item>
          <text:p text:style-name="P43">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41620847" text:style-name="L23">
        <text:list-item>
          <text:p text:style-name="P44">Entrenchment (attack +2 if stationed in this province, if defending, if not moved, only for infantry)</text:p>
        </text:list-item>
        <text:list-item>
          <text:p text:style-name="P44">City attack (attack +2 if attacking a city, only for infantry)</text:p>
        </text:list-item>
        <text:list-item>
          <text:p text:style-name="P44">Slow down (only artillery, every attack slows down movement -1 (not cumulative))</text:p>
        </text:list-item>
        <text:list-item>
          <text:p text:style-name="P44">Blitz (attack +2 on first attack, can attack two times per turn, only cavalry)</text:p>
        </text:list-item>
        <text:list-item>
          <text:p text:style-name="P44">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41630637" text:style-name="L24">
        <text:list-item>
          <text:p text:style-name="P45">No attack, very low defense</text:p>
        </text:list-item>
        <text:list-item>
          <text:p text:style-name="P45">Base is lieutenant (attack +1, morale +10 for all neighbored units)</text:p>
        </text:list-item>
        <text:list-item>
          <text:p text:style-name="P45">Promotion to Colonel (attack +1, morale +10 for all with distance up to 3)</text:p>
        </text:list-item>
        <text:list-item>
          <text:p text:style-name="P45">Promotion to General (attack +2, morale +20 for all with distance up to 5) </text:p>
        </text:list-item>
      </text:list>
      <text:p text:style-name="Text_20_body"/>
      <text:p text:style-name="Textkörper_20_Bold">Healing of units</text:p>
      <text:list xml:id="list41628461" text:style-name="L25">
        <text:list-item>
          <text:p text:style-name="P46">Not for free, costs some money and can come from manpower pool</text:p>
        </text:list-item>
        <text:list-item>
          <text:p text:style-name="P46">Only if remaining strength after battle &gt;= 30%, otherwise liquidation to manpower pool </text:p>
        </text:list-item>
      </text:list>
      <text:p text:style-name="Text_20_body"><text:soft-page-break/></text:p>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41630783" text:style-name="L26">
        <text:list-item>
          <text:p text:style-name="P47">Unit 1 attacks unit 2 with attack values of a1 and a2</text:p>
        </text:list-item>
        <text:list-item>
          <text:p text:style-name="P47">Strength of units are s1 and s2 respectively</text:p>
        </text:list-item>
        <text:list-item>
          <text:p text:style-name="P47">Damages to both units are d1 and d2</text:p>
        </text:list-item>
        <text:list-item>
          <text:p text:style-name="P47">Formula: dy = sx * ax / ay * c +/- delta</text:p>
        </text:list-item>
        <text:list-item>
          <text:p text:style-name="P47">With constant modifier c ~ 0.5</text:p>
        </text:list-item>
        <text:list-item>
          <text:p text:style-name="P47">Gaussian random modifier +/- delta (which is adjustable)</text:p>
        </text:list-item>
        <text:list-item>
          <text:p text:style-name="P47">Damage cannot be higher than strength dx &lt;= sx</text:p>
        </text:list-item>
        <text:list-item>
          <text:p text:style-name="P47">Damage is calculated and then subtracted from strength, also morale is adjusted </text:p>
          <text:p text:style-name="P47"/>
        </text:list-item>
      </text:list>
      <text:p text:style-name="P12">›•‹</text:p>
      <text:h text:style-name="Heading_20_2" text:outline-level="2"><text:soft-page-break/>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41650135" text:style-name="L27">
        <text:list-item>
          <text:p text:style-name="P48">Frigates are medium sized warships (upgrade once), best for defending or hunting trade ships</text:p>
        </text:list-item>
        <text:list-item>
          <text:p text:style-name="P48">Trade vessels (upgrade often (two or three times)) with ever increasing cargo size and speed at constant upkeep</text:p>
        </text:list-item>
        <text:list-item>
          <text:p text:style-name="P48">Warships/ships of the line are for combat, blocking ports, disembarkation </text:p>
        </text:list-item>
      </text:list>
      <text:p text:style-name="Text_20_body"/>
      <text:p text:style-name="Textkörper_20_Bold">Possible actions</text:p>
      <text:list xml:id="list41652338" text:style-name="L28">
        <text:list-item>
          <text:p text:style-name="P49">Guard trade in a certain area (defensive)</text:p>
        </text:list-item>
        <text:list-item>
          <text:p text:style-name="P49">Interfere trade in a certain area (offensive)</text:p>
        </text:list-item>
        <text:list-item>
          <text:p text:style-name="P49">Engage enemy fleet (offensive)</text:p>
        </text:list-item>
        <text:list-item>
          <text:p text:style-name="P49">Block ports (offensive)</text:p>
        </text:list-item>
        <text:list-item>
          <text:p text:style-name="P49">Secure landing operation (defensive)</text:p>
        </text:list-item>
        <text:list-item>
          <text:p text:style-name="P49">Default operation: Guard </text:p>
        </text:list-item>
      </text:list>
      <text:p text:style-name="P12">›››•‹‹‹</text:p>
      <text:h text:style-name="P77"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41620839" text:style-name="L29">
        <text:list-item>
          <text:p text:style-name="P50">Number of provinces, Treasure, Military force, Tax rate</text:p>
        </text:list-item>
        <text:list-item>
          <text:p text:style-name="P50">Working population, Industrial output, infrastructure</text:p>
        </text:list-item>
      </text:list>
      <text:p text:style-name="Text_20_body"/>
      <text:p text:style-name="Textkörper_20_Bold">Special stats about your enemy</text:p>
      <text:list xml:id="list41633642" text:style-name="L30">
        <text:list-item>
          <text:p text:style-name="P51">Rankings without absolute values every x years</text:p>
        </text:list-item>
        <text:list-item>
          <text:p text:style-name="P51">Diplomatic relations, what they think of you, how likely war is </text:p>
        </text:list-item>
      </text:list>
      <text:p text:style-name="Text_20_body"/>
      <text:p text:style-name="P12">›››•‹‹‹</text:p>
      <text:h text:style-name="P77"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1637687" text:style-name="L31">
        <text:list-item>
          <text:p text:style-name="P52">Should come in different difficulty levels (3 or 5)</text:p>
        </text:list-item>
        <text:list-item>
          <text:p text:style-name="P52">Should not take too long to think</text:p>
        </text:list-item>
        <text:list-item>
          <text:p text:style-name="P52">Should be predictable</text:p>
        </text:list-item>
        <text:list-item>
          <text:p text:style-name="P52">Should memorize past actions (make it human, tit for tat)</text:p>
        </text:list-item>
        <text:list-item>
          <text:p text:style-name="P52">Should display reasons for it's actions</text:p>
        </text:list-item>
        <text:list-item>
          <text:p text:style-name="P52">Should have optional a personal flavor for each grand nation, definable by some sort of sliders (peacefulness, greediness, ...) </text:p>
        </text:list-item>
        <text:list-item>
          <text:p text:style-name="P52">Should have aims/goals like assimilation in X years, war in Y years and act according to these goals but also redefine them from time to time</text:p>
        </text:list-item>
        <text:list-item>
          <text:p text:style-name="P52">free parameters not determined by the goals are maximized for certain general criteria (money, military, industry)</text:p>
        </text:list-item>
        <text:list-item>
          <text:p text:style-name="P52">Military AI: takes roles (defender, attacker) but never defends completely, always at least tries to counter-attack</text:p>
        </text:list-item>
        <text:list-item>
          <text:p text:style-name="P52">Military AI: single provinces: rather defend (aggressive, cautious), rather attack(aggressive, cautious)</text:p>
        </text:list-item>
      </text:list>
      <text:p text:style-name="Text_20_body"/>
      <text:p text:style-name="P12">›››•‹‹‹</text:p>
      <text:h text:style-name="P77" text:outline-level="1"><text:bookmark text:name="__RefHeading__403_764414512"/>Further Suggestions<text:bookmark-end text:name="__RefHeading__403_764414512"/></text:h>
      <text:p text:style-name="Text_20_body"/>
      <text:list xml:id="list41630985" text:style-name="L32">
        <text:list-item>
          <text:p text:style-name="P53">Do we need a newspaper or advisers? Do they add to the game experience? Should not be only text, but also lots of graphical information. </text:p>
        </text:list-item>
        <text:list-item>
          <text:p text:style-name="P53">Military and Combat: Do we need it that complex? Is morale really adding to game experience? Is it balanced?</text:p>
        </text:list-item>
        <text:list-item>
          <text:p text:style-name="P53">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3">Should leaders provide special abilities? Use historic names and several choices per country. In order to be important this should have a distinct effect on the game, otherwise it would just add to complexity.</text:p>
        </text:list-item>
        <text:list-item>
          <text:p text:style-name="P53">Do we want to have products with different kind of qualities or only competition over price? In general it would it more realistic but also unnecessarily complex. Quantity as sign of dominance is enough.</text:p>
        </text:list-item>
        <text:list-item>
          <text:p text:style-name="P53">Small gimmick: special currency (just the historical name) for each nation?</text:p>
        </text:list-item>
        <text:list-item>
          <text:p text:style-name="P53">Different way of doing culture: having cultural background/predominance for each province and this then helps.</text:p>
        </text:list-item>
        <text:list-item>
          <text:p text:style-name="P53">Revolt risk in each province right after occupation, lowering productivity, destroying improvements, being suppressed by military presence.</text:p>
        </text:list-item>
        <text:list-item>
          <text:p text:style-name="P53">Define provinces as core provinces. Focus points for tension/aggression. But also ask for help others to regain your provinces which you would finally get, even when it is conquered by others.</text:p>
        </text:list-item>
        <text:list-item>
          <text:p text:style-name="P53">When signing an alliance (planning war against somebody) already divide the territory. This will be the plan for division later regardless who conquered what?</text:p>
        </text:list-item>
        <text:list-item>
          <text:p text:style-name="P53">Helping allies by sending troops to them and fighting or sending as a loan. (but not for free)</text:p>
        </text:list-item>
        <text:list-item>
          <text:p text:style-name="P53">Military: Units: Does automatic upgrades make senses? If the number of units gets large this would mean a lot of work for the user but the best way of upgrading is not clear.</text:p>
        </text:list-item>
        <text:list-item>
          <text:p text:style-name="P53">Resources appearing/disappearing by random?</text:p>
        </text:list-item>
        <text:list-item>
          <text:p text:style-name="P53">Railroad routes to neighbors necessary in order to have trad capabilities?</text:p>
        </text:list-item>
        <text:list-item>
          <text:p text:style-name="P53">Do we want Population as a real number? Currently only the number of provinces important for demand...</text:p>
        </text:list-item>
        <text:list-item>
          <text:p text:style-name="P53">Prestige staff like special buildings (Panama canal, Suez canal, Expeditions to South Pole, North Pole, Himalaya, Exploring Africa, .. giving a cultural boost.</text:p>
        </text:list-item>
        <text:list-item>
          <text:p text:style-name="P53">Instead of council of governors having a different score measure based on real assets.</text:p>
        </text:list-item>
        <text:list-item>
          <text:p text:style-name="P53">Enable power blocks: maybe by having open markets giving trade advantages only if there is a peace treaty of all member for at least X years.</text:p>
        </text:list-item>
        <text:list-item>
          <text:p text:style-name="P53">Statistics with bars (relative numbers) or real numbers (absolute numbers)</text:p>
        </text:list-item>
        <text:list-item>
          <text:p text:style-name="P53">Have another extra consumer good next to clothes, furniture, tools.</text:p>
        </text:list-item>
      </text:list>
      <text:p text:style-name="Text_20_body"/>
      <text:p text:style-name="P12">›››•‹‹‹</text:p>
      <text:h text:style-name="P77"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1646035" text:style-name="L33">
        <text:list-item>
          <text:p text:style-name="P54">New random scenario (picture of a globe)</text:p>
        </text:list-item>
        <text:list-item>
          <text:p text:style-name="P54">New historical scenario (European map)</text:p>
        </text:list-item>
        <text:list-item>
          <text:p text:style-name="P54">Load game (image of documents)</text:p>
        </text:list-item>
        <text:list-item>
          <text:p text:style-name="P54">MP joining a game (map with differently colored figure)</text:p>
        </text:list-item>
        <text:list-item>
          <text:p text:style-name="P54">Options (speech balloon with flags and names)</text:p>
        </text:list-item>
        <text:list-item>
          <text:p text:style-name="P54">Scenario-Editor (can edit every possible savegame)</text:p>
        </text:list-item>
        <text:list-item>
          <text:p text:style-name="P54">Exit (two wings of a door)</text:p>
        </text:list-item>
        <text:list-item>
          <text:p text:style-name="P54">Help/Credits (click on logo) </text:p>
        </text:list-item>
      </text:list>
      <text:p text:style-name="Text_20_body">Comments:</text:p>
      <text:list xml:id="list41631459" text:style-name="L34">
        <text:list-item>
          <text:p text:style-name="P55">Upon loading the main elements should be made visible only after a certain time, eg. fade in after 2 seconds.</text:p>
        </text:list-item>
        <text:list-item>
          <text:p text:style-name="P55">Upon change of language, the program needs to restart, need notification about it.</text:p>
        </text:list-item>
        <text:list-item>
          <text:p text:style-name="P55">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41651935" text:style-name="L35">
        <text:list-item>
          <text:p text:style-name="P56">There will be a real time clock in one corner of the screen, can be turned off in the options </text:p>
        </text:list-item>
        <text:list-item>
          <text:p text:style-name="P56">Do we want to have customized mouse cursors? Easy to implement, but is there any real benefit? Mouse cursors should indicate possible actions.</text:p>
        </text:list-item>
      </text:list>
      <text:p text:style-name="Text_20_body"/>
      <text:p text:style-name="P12">›››•‹‹‹</text:p>
      <text:h text:style-name="P77"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41635098" text:style-name="L36">
        <text:list-item>
          <text:p text:style-name="P57">Each (significant) submission will be reviewed by another team member who might modify it further.</text:p>
        </text:list-item>
        <text:list-item>
          <text:p text:style-name="P57">Tests have to be programmed for all major parts. Tests have to be performed regularly. (Jenkins/before submitting)</text:p>
        </text:list-item>
        <text:list-item>
          <text:p text:style-name="P57">Code that does not compile should never be submitted.</text:p>
        </text:list-item>
        <text:list-item>
          <text:p text:style-name="P57">Javadoc has to be added for all methods/classes/interfaces at submission level. At the latest when the class has matured extensive documentation is a must.</text:p>
        </text:list-item>
        <text:list-item>
          <text:p text:style-name="P57">Always add the GPLv3+ header to new files. Also add name and creation year. They indicate your consent to the open source license.</text:p>
        </text:list-item>
        <text:list-item>
          <text:p text:style-name="P57">A task driven development (using a Kanban board or similar) with short tasks (minutes to one hour) is preferred.</text:p>
        </text:list-item>
        <text:list-item>
          <text:p text:style-name="P57">If chats are conducted, the log will be archived online. Any private information will be deleted before.</text:p>
        </text:list-item>
        <text:list-item>
          <text:p text:style-name="P57">Everything is conducted in the most simple and straightforward way. If a well supported/mature library is available, which is not too complex or overpowered on it's own, we will always prefer it to coding self.</text:p>
        </text:list-item>
        <text:list-item>
          <text:p text:style-name="P57">Minor tasks will have minor priority. Top priority is always to make the game running, everything else comes later.</text:p>
        </text:list-item>
        <text:list-item>
          <text:p text:style-name="P57">We will not sacrifice clarity for a fast hack. A hack that works somehow but cannot be sufficiently explained or a hack that requires cumbersome or unmotivated modifications should be rejected and the code should be redesigned instead. </text:p>
          <text:p text:style-name="P57"/>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41643730" text:style-name="L37">
        <text:list-item>
          <text:p text:style-name="P58">Player nation</text:p>
        </text:list-item>
        <text:list-item>
          <text:p text:style-name="P58">Difficulty level of AI opponents </text:p>
          <text:p text:style-name="P58"/>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41648031" text:style-name="L38">
        <text:list-item>
          <text:p text:style-name="P59">Name of scenario</text:p>
        </text:list-item>
        <text:list-item>
          <text:p text:style-name="P59">Description of scenario</text:p>
        </text:list-item>
        <text:list-item>
          <text:p text:style-name="P59">Date (year, season)</text:p>
        </text:list-item>
        <text:list-item>
          <text:p text:style-name="P59">Map (see Map parameters)</text:p>
        </text:list-item>
        <text:list-item>
          <text:p text:style-name="P59">Major country description</text:p>
        </text:list-item>
        <text:list-item>
          <text:p text:style-name="P59">State of industry, work force, army, specialists for each country</text:p>
        </text:list-item>
        <text:list-item>
          <text:p text:style-name="P59">State of research, diplomatic relations, gold for each country </text:p>
        </text:list-item>
      </text:list>
      <text:p text:style-name="Text_20_body"/>
      <text:p text:style-name="Textkörper_20_Bold">Map parameters</text:p>
      <text:list xml:id="list41650634" text:style-name="L39">
        <text:list-item>
          <text:p text:style-name="P60">Name</text:p>
        </text:list-item>
        <text:list-item>
          <text:p text:style-name="P60">Size</text:p>
        </text:list-item>
        <text:list-item>
          <text:p text:style-name="P60">Distribution of terrain, resources, infrastructure</text:p>
        </text:list-item>
        <text:list-item>
          <text:p text:style-name="P60">Borders, Provinces, Name of provinces</text:p>
        </text:list-item>
        <text:list-item>
          <text:p text:style-name="P60">Countries (Major, Minor) </text:p>
          <text:p text:style-name="P60"/>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text:p>
      <text:list xml:id="list20333587" text:continue-list="list41635098" text:style-name="L36">
        <text:list-header>
          <text:p text:style-name="P23">›››•‹‹‹</text:p>
        </text:list-header>
      </text:list>
      <text:h text:style-name="P77"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1622089" text:style-name="L40">
        <text:list-item>
          <text:p text:style-name="P61">Gathering information about original Imperialism game</text:p>
        </text:list-item>
        <text:list-item>
          <text:p text:style-name="P61">Brainstorming and detailed formulation of new game mechanics</text:p>
        </text:list-item>
        <text:list-item>
          <text:p text:style-name="P61">Creation of this document as comprehensive as possible (further improvements will be ongoing task)</text:p>
        </text:list-item>
        <text:list-item>
          <text:p text:style-name="P61">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61"/>
        </text:list-item>
      </text:list>
      <text:p text:style-name="P12">›•‹</text:p>
      <text:h text:style-name="Heading_20_2" text:outline-level="2">Map and Battle only Sub-Game</text:h>
      <text:list xml:id="list43507948" text:style-name="L53">
        <text:list-item>
          <text:p text:style-name="P74">This is a standalone game which will be finished before the real game. It features a subset of the complete features.</text:p>
        </text:list-item>
        <text:list-item>
          <text:p text:style-name="P74">This MB-Sub-Game features the map, military, battles, declaring war/peace, support of army (each province giving some income) and AI of these features.</text:p>
        </text:list-item>
      </text:list>
      <text:p text:style-name="Text_20_body"/>
      <text:list xml:id="list20313232" text:continue-list="list20333587" text:style-name="L36">
        <text:list-header>
          <text:p text:style-name="P23"/>
        </text:list-header>
      </text:list>
      <text:p text:style-name="P12">›››•‹‹‹</text:p>
      <text:h text:style-name="P77"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20331935" text:continue-numbering="true" text:style-name="L36">
        <text:list-header>
          <text:p text:style-name="P23">›››•‹‹‹</text:p>
        </text:list-header>
      </text:list>
      <text:h text:style-name="P77"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1643467" text:style-name="L41">
        <text:list-item>
          <text:p text:style-name="P62">Exploit resources (wood, ore, ...)</text:p>
        </text:list-item>
        <text:list-item>
          <text:p text:style-name="P62">Build up industry to turn raw material into things of higher value (iron+coal=steel)</text:p>
        </text:list-item>
        <text:list-item>
          <text:p text:style-name="P62">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1643649" text:style-name="L42">
        <text:list-item>
          <text:p text:style-name="P63">Productive capacity of factories can be increased by using steel and wood (except the cannery, central station, warehouse).</text:p>
        </text:list-item>
        <text:list-item>
          <text:p text:style-name="P63">Every production requires 2 units of labor.</text:p>
        </text:list-item>
        <text:list-item>
          <text:p text:style-name="P63">Provinces develop automatically into a more efficient form (what exactly does this mean)?</text:p>
        </text:list-item>
        <text:list-item>
          <text:p text:style-name="P63">2 grains + 1 meat/fish + 1 apple = 1 can in the cannery</text:p>
        </text:list-item>
        <text:list-item>
          <text:p text:style-name="P63">2 wool or 2 cotton = 1 cloth in the spinning factory</text:p>
        </text:list-item>
        <text:list-item>
          <text:p text:style-name="P63">2 wood = 1 timber or 1 paper in the saw mill</text:p>
        </text:list-item>
        <text:list-item>
          <text:p text:style-name="P63">1 iron + 1 coal = 1 steel in the steel mill</text:p>
        </text:list-item>
        <text:list-item>
          <text:p text:style-name="P63">2 oil = 1 fuel in the refinery</text:p>
        </text:list-item>
        <text:list-item>
          <text:p text:style-name="P63">2 clothes = 1 garment in the clothing factory</text:p>
        </text:list-item>
        <text:list-item>
          <text:p text:style-name="P63">2 timber = 1 furniture in the furniture factory</text:p>
        </text:list-item>
        <text:list-item>
          <text:p text:style-name="P63">2 steel = 1 weapon or 1 tool in the steel factory</text:p>
        </text:list-item>
        <text:list-item>
          <text:p text:style-name="P63">1 steel + 1 timber = 1 wagon in the train station</text:p>
        </text:list-item>
        <text:list-item>
          <text:p text:style-name="P63">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1622561" text:style-name="L43">
        <text:list-item>
          <text:p text:style-name="P64">1 can + 1 garment + 1 furniture = 1 unskilled worker (1 unit of labor)</text:p>
        </text:list-item>
        <text:list-item>
          <text:p text:style-name="P64">1 unskilled worker + 1 paper + 100$ = 1 skilled worker (2 units of labor)</text:p>
        </text:list-item>
        <text:list-item>
          <text:p text:style-name="P64"><text:soft-page-break/>1 skilled worker + 2 papers + 1000$ = 1 master worker (4 units of labor)</text:p>
        </text:list-item>
        <text:list-item>
          <text:p text:style-name="P64">1 fuel = 6 units of labor </text:p>
        </text:list-item>
      </text:list>
      <text:p text:style-name="Text_20_body"/>
      <text:p text:style-name="Textkörper_20_Bold">Experts</text:p>
      <text:list xml:id="list41639852" text:style-name="L44">
        <text:list-item>
          <text:p text:style-name="P65">Engineers build railways, ports, warehouses, fortifications</text:p>
        </text:list-item>
        <text:list-item>
          <text:p text:style-name="P65">Explorers look for resources</text:p>
        </text:list-item>
        <text:list-item>
          <text:p text:style-name="P65">Lumber jacks exploit forests</text:p>
        </text:list-item>
        <text:list-item>
          <text:p text:style-name="P65">Miners build mines (coal, iron, gold, precious stones)</text:p>
        </text:list-item>
        <text:list-item>
          <text:p text:style-name="P65">Farmers increase productivity of fertile land and hills</text:p>
        </text:list-item>
        <text:list-item>
          <text:p text:style-name="P65">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1639112" text:style-name="L45">
        <text:list-item>
          <text:p text:style-name="P66">Non-aggression pact: Only between major and minor power. If the minor power is attacked it will ask all partners of this pact for help and will join the one who agrees to help.</text:p>
        </text:list-item>
        <text:list-item>
          <text:p text:style-name="P66">Alliance: Only between major powers. When one member starts a war, the other is asked to join in.</text:p>
        </text:list-item>
        <text:list-item>
          <text:p text:style-name="P66">Request to join the empire. Invitation for minor powers who will agree if relations are sufficiently good.</text:p>
        </text:list-item>
        <text:list-item>
          <text:p text:style-name="P66">Peace Treaty</text:p>
        </text:list-item>
        <text:list-item>
          <text:p text:style-name="P66">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1633646" text:style-name="L46">
        <text:list-item>
          <text:p text:style-name="P67">Map: Put specialists to work, Command armies</text:p>
        </text:list-item>
        <text:list-item>
          <text:p text:style-name="P67">Transport: Distribute and allocate capacity</text:p>
        </text:list-item>
        <text:list-item>
          <text:p text:style-name="P67">Industry: Assign workers to production</text:p>
        </text:list-item>
        <text:list-item>
          <text:p text:style-name="P67"><text:soft-page-break/>Trade: Offers and Bids for next trade session</text:p>
        </text:list-item>
        <text:list-item>
          <text:p text:style-name="P67">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1645565" text:style-name="L47">
        <text:list-item>
          <text:p text:style-name="P68">Firing power</text:p>
        </text:list-item>
        <text:list-item>
          <text:p text:style-name="P68">Firing range</text:p>
        </text:list-item>
        <text:list-item>
          <text:p text:style-name="P68">Morale(?)</text:p>
        </text:list-item>
        <text:list-item>
          <text:p text:style-name="P68">Movement range</text:p>
        </text:list-item>
        <text:list-item>
          <text:p text:style-name="P68">Entrenchment </text:p>
        </text:list-item>
      </text:list>
      <text:p text:style-name="Text_20_body"/>
      <text:p text:style-name="Textkörper_20_Bold">Properties of naval units</text:p>
      <text:list xml:id="list41623934" text:style-name="L48">
        <text:list-item>
          <text:p text:style-name="P69">Firing power</text:p>
        </text:list-item>
        <text:list-item>
          <text:p text:style-name="P69">Firing range</text:p>
        </text:list-item>
        <text:list-item>
          <text:p text:style-name="P69">Hull strength</text:p>
        </text:list-item>
        <text:list-item>
          <text:p text:style-name="P69">Speed</text:p>
        </text:list-item>
        <text:list-item>
          <text:p text:style-name="P69">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1628006" text:style-name="L49">
        <text:list-item>
          <text:p text:style-name="P70">Trade resolution</text:p>
        </text:list-item>
        <text:list-item>
          <text:p text:style-name="P70">Acceptance/Declining of treaties</text:p>
        </text:list-item>
        <text:list-item>
          <text:p text:style-name="P70">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1640613" text:style-name="L50">
        <text:list-item>
          <text:p text:style-name="P71">Every turn cycle through all the available screen is boring. Better to set strategies and then program at least makes some reasonable things with it. E.g. not adjusting the transportation every round by hand.</text:p>
        </text:list-item>
        <text:list-item>
          <text:p text:style-name="P71">Diplomacy should not end in total war until all enemies are annihilated, favor limited wars more?</text:p>
        </text:list-item>
        <text:list-item>
          <text:p text:style-name="P71">Tactical battles get boring after the tenth repetition, nothing new about them anymore? (Same kind of forces fighting same kind of forces?)</text:p>
        </text:list-item>
        <text:list-item>
          <text:p text:style-name="P71">Making money in the late game is difficult, because no minor powers are left for trading with. Better to also collect money from your provinces.</text:p>
        </text:list-item>
        <text:list-item>
          <text:p text:style-name="P71">There is this huge difference between colonies and occupied minor nations, which is reasonable but affect trade so immensely.</text:p>
        </text:list-item>
        <text:list-item>
          <text:p text:style-name="P71">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71">Counselors a la Civilization 2 would be nice (just for the fun of it - a cabinet). </text:p>
          <text:p text:style-name="P71"/>
          <text:p text:style-name="P24">›››•‹‹‹</text:p>
        </text:list-item>
      </text:list>
      <text:h text:style-name="P77"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T10H12M24S</meta:editing-duration>
    <meta:editing-cycles>27</meta:editing-cycles>
    <meta:generator>LibreOffice/3.4$Win32 LibreOffice_project/340m1$Build-302</meta:generator>
    <dc:title>Manual for JLokalize 1.1</dc:title>
    <meta:initial-creator>Jan Keller</meta:initial-creator>
    <dc:date>2012-04-15T00:18:14.31</dc:date>
    <dc:creator>Jan Keller</dc:creator>
    <meta:document-statistic meta:table-count="1" meta:image-count="1" meta:object-count="0" meta:page-count="33" meta:paragraph-count="660" meta:word-count="6661" meta:character-count="38753" meta:non-whitespace-character-count="33021"/>
    <meta:user-defined meta:name="Info 1"/>
    <meta:user-defined meta:name="Info 2"/>
    <meta:user-defined meta:name="Info 3"/>
    <meta:user-defined meta:name="Info 4"/>
  </office:meta>
</office:document-meta>
</file>